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otation-angle="90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1.2447916666667cm"/>
    </style:style>
    <style:style style:name="co5" style:family="table-column">
      <style:table-column-properties fo:break-before="auto" style:column-width="10.55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areas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Tareas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ácticas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Prácticas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posiciones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Exposiciones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toevaluaciò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utoevaluaciòn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0" table:formula="of:=SUM([.B1:.B4])" table:style-name="ce1">
            <text:p>100</text:p>
          </table:table-cell>
          <table:table-cell table:style-name="ce1"/>
          <table:table-cell office:value-type="string" table:style-name="ce1">
            <text:p>proyecto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100" table:formula="of:=SUM([.E1:.E5])" table:style-name="ce1">
            <text:p>100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Actividades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Mapa conceptual introducción a los tipos de datos y a las estructuras de datos</text:p>
          </table:table-cell>
          <table:table-cell office:value-type="string" table:style-name="ce2">
            <text:p>Exposicioes arreglos</text:p>
          </table:table-cell>
          <table:table-cell office:value-type="string" table:style-name="ce2">
            <text:p>Datos primitivos (práctica áulica)</text:p>
          </table:table-cell>
          <table:table-cell office:value-type="string" table:style-name="ce2">
            <text:p>Practica arrglos bidimensonales (calificaciones)</text:p>
          </table:table-cell>
          <table:table-cell office:value-type="string" table:style-name="ce2">
            <text:p>Arreglos bidimensionales</text:p>
          </table:table-cell>
          <table:table-cell office:value-type="string" table:style-name="ce2">
            <text:p>Arreglos tridimensionales</text:p>
          </table:table-cell>
          <table:table-cell office:value-type="string" table:style-name="ce2">
            <text:p>Arreglo de registros con arreglo (Nuevo)</text:p>
          </table:table-cell>
          <table:table-cell office:value-type="string" table:style-name="ce2">
            <text:p>Arreglos de registros con arreglos</text:p>
          </table:table-cell>
          <table:table-cell office:value-type="string" table:style-name="ce2">
            <text:p>Implementación de algoritmos de ordenamiento</text:p>
          </table:table-cell>
          <table:table-cell office:value-type="string" table:style-name="ce2">
            <text:p>Examen</text:p>
          </table:table-cell>
          <table:table-cell office:value-type="string" table:style-name="ce2">
            <text:p>Lista Simple Enlazada</text:p>
          </table:table-cell>
          <table:table-cell office:value-type="string" table:style-name="ce2">
            <text:p>Implementación de una lista doblemente ligad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01 217898914 AVENDAÑO GARCIA ITZEL GUADALUPE IDM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02 217898922 CARRILLO MERCADER ALEXA IDM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03 217856162 CASTILLO NUÑO JOSUE ALEJANDRO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04 217856189 ESTRADA DE LOS SANTOS LAURA ELENA IDM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05 211628605 GARCIA LOPEZ BRYAN ISMAEL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06 213636567 GOMEZ REYES JOSE FERNANDO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07 217898949 GONZALEZ CRUZ MIGUEL ANGEL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08 211503721 LOPEZ MARTINEZ EDUARDO SALVADOR IDM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09 214684751 TABARES CASTRO DAVID ALONSO IDM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10 217856197 VARGAS REYES JESUS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11 214403884 VAZQUEZ GARCIA LUIS FERNANDO IDMM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Asistencia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5">
            <text:p>Estudiante</text:p>
          </table:table-cell>
          <table:table-cell office:value-type="string" table:style-name="ce4">
            <text:p>Agosto</text:p>
          </table:table-cell>
          <table:table-cell table:number-columns-repeated="2" table:style-name="ce4"/>
          <table:table-cell table:number-columns-repeated="16380"/>
        </table:table-row>
        <table:table-row table:style-name="ro1">
          <table:covered-table-cell/>
          <table:table-cell office:value-type="float" office:value="17" table:style-name="ce4">
            <text:p>17</text:p>
          </table:table-cell>
          <table:table-cell office:value-type="float" office:value="24" table:style-name="ce4">
            <text:p>24</text:p>
          </table:table-cell>
          <table:table-cell office:value-type="float" office:value="31" table:style-name="ce4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01 217898914 AVENDAÑO GARCIA ITZEL GUADALUPE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2 217898922 CARRILLO MERCADER ALEXA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3 217856162 CASTILLO NUÑO JOSUE ALEJANDRO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4 217856189 ESTRADA DE LOS SANTOS LAURA ELENA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5 211628605 GARCIA LOPEZ BRYAN ISMAEL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6 213636567 GOMEZ REYES JOSE FERNANDO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7 217898949 GONZALEZ CRUZ MIGUEL ANGEL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8 211503721 LOPEZ MARTINEZ EDUARDO SALVADOR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09 214684751 TABARES CASTRO DAVID ALONSO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10 217856197 VARGAS REYES JESUS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4">
            <text:p>11 214403884 VAZQUEZ GARCIA LUIS FERNANDO IDMM</text:p>
          </table:table-cell>
          <table:table-cell office:value-type="string" table:style-name="ce4">
            <text:p>A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17T09:18:56Z</meta:creation-date>
    <dc:date>2018-11-21T22:38:29Z</dc:date>
    <meta:editing-cycles>25</meta:editing-cycles>
    <meta:editing-duration>PT43301S</meta:editing-duration>
  </office:meta>
</office:document-meta>
</file>